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4.585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4.346cm"/>
    </style:style>
    <style:style style:name="co18" style:family="table-column">
      <style:table-column-properties fo:break-before="auto" style:column-width="12.218cm"/>
    </style:style>
    <style:style style:name="co19" style:family="table-column">
      <style:table-column-properties fo:break-before="auto" style:column-width="4.062cm"/>
    </style:style>
    <style:style style:name="co20" style:family="table-column">
      <style:table-column-properties fo:break-before="auto" style:column-width="18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8.05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#e6e6e6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e6e6e6" style:vertical-align="top"/>
      <style:text-properties style:use-window-font-color="true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ackground-color="#6666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e6e6e6" style:text-align-source="fix" style:repeat-content="false" fo:wrap-option="wrap" style:vertical-align="top"/>
      <style:paragraph-properties fo:text-align="start" fo:margin-left="0cm"/>
    </style:style>
    <style:style style:name="ce60" style:family="table-cell" style:parent-style-name="Default">
      <style:table-cell-properties fo:wrap-option="wrap"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e6" fo:wrap-option="wrap" style:vertical-align="top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9pt" style:font-style-asian="normal" style:font-weight-asian="normal" style:font-name-complex="Cumberland AMT" style:font-size-complex="9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e6e6e6" fo:wrap-option="wrap" style:vertical-align="top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8" style:family="table-cell" style:parent-style-name="Default">
      <style:table-cell-properties fo:background-color="transparent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wrap-option="wrap" style:vertical-align="top"/>
      <style:text-properties style:font-name="Arial" fo:font-size="9pt" fo:language="en" fo:country="US" style:font-size-asian="9pt" style:language-asian="en" style:country-asian="US" style:font-size-complex="9pt" style:language-complex="en" style:country-complex="US"/>
    </style:style>
    <style:style style:name="ce72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73" style:family="table-cell" style:parent-style-name="Default">
      <style:table-cell-properties fo:background-color="#666600" fo:wrap-option="wrap" style:vertical-align="top"/>
      <style:text-properties fo:color="#ffffff" fo:font-weight="normal" style:font-weight-asian="normal" style:font-weight-complex="normal"/>
    </style:style>
    <style:style style:name="ce74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75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style:font-name-asian="Consolas" style:font-size-asian="12pt" style:font-name-complex="Consolas" style:font-size-complex="12pt"/>
    </style:style>
    <style:style style:name="T14" style:family="text">
      <style:text-properties fo:color="#008080" style:font-name-asian="Consolas" style:font-size-asian="12pt" style:font-name-complex="Consolas" style:font-size-complex="12pt"/>
    </style:style>
    <style:style style:name="T15" style:family="text">
      <style:text-properties fo:color="#000000" style:font-name-asian="Consolas" style:font-size-asian="12pt" style:font-name-complex="Consolas" style:font-size-complex="12pt"/>
    </style:style>
    <style:style style:name="T16" style:family="text">
      <style:text-properties style:font-size-asian="9pt" style:font-size-complex="9pt"/>
    </style:style>
    <style:style style:name="T17" style:family="text">
      <style:text-properties style:text-underline-style="solid" style:text-underline-width="auto" style:text-underline-color="font-color" style:font-size-asian="9pt" style:font-size-complex="9pt"/>
    </style:style>
    <style:style style:name="T18" style:family="text">
      <style:text-properties style:font-name-asian="Consolas" style:font-size-asian="9pt" style:font-name-complex="Consolas" style:font-size-complex="9pt"/>
    </style:style>
    <style:style style:name="T19" style:family="text">
      <style:text-properties fo:color="#008080" style:font-name-asian="Consolas" style:font-size-asian="9pt" style:font-name-complex="Consolas" style:font-size-complex="9pt"/>
    </style:style>
    <style:style style:name="T20" style:family="text">
      <style:text-properties fo:color="#000000" style:font-name-asian="Consolas" style:font-size-asian="9pt" style:font-name-complex="Consolas" style:font-size-complex="9pt"/>
    </style:style>
  </office:automatic-styles>
  <office:body>
    <office:spreadsheet>
      <table:table table:name="Event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5"/>
        <table:table-column table:style-name="co1" table:default-cell-style-name="ce15"/>
        <table:table-column table:style-name="co5" table:default-cell-style-name="ce16"/>
        <table:table-row table:style-name="ro1">
          <table:table-cell table:style-name="ce1" office:value-type="string" table:number-columns-spanned="6" table:number-rows-spanned="1">
            <text:p>On the source server, these are the workflow events that are used (need to be set up)</text:p>
          </table:table-cell>
          <table:covered-table-cell table:style-name="ce6"/>
          <table:covered-table-cell table:number-columns-repeated="4" table:style-name="ce10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Event (trigger)</text:p>
          </table:table-cell>
          <table:table-cell table:style-name="ce11" office:value-type="string">
            <text:p>Before/after</text:p>
          </table:table-cell>
          <table:table-cell table:style-name="ce11" office:value-type="string">
            <office:annotation draw:style-name="gr1" draw:text-style-name="P1" svg:width="7.678cm" svg:height="4.926cm" svg:x="15.61cm" svg:y="0.495cm" draw:caption-point-x="-0.61cm" draw:caption-point-y="0.01cm">
              <dc:date>2012-02-07T00:00:00</dc:date>
              <text:p text:style-name="P1">Some events are recorded as affecting all the nodes of the object, some as only affecting one node (of course the difference is moot if the object has only 1 node)</text:p>
            </office:annotation>
            <text:p>Affected nodes</text:p>
          </table:table-cell>
          <table:table-cell table:style-name="ce11" office:value-type="string">
            <office:annotation draw:style-name="gr2" draw:text-style-name="P1" svg:width="7.859cm" svg:height="4.82cm" svg:x="17.877cm" svg:y="0.495cm" draw:caption-point-x="-0.61cm" draw:caption-point-y="0.01cm">
              <dc:date>2012-02-07T00:00:00</dc:date>
              <text:p text:style-name="P1">Each event can be defined as affecting a single language or all of the existing languages of the cobject</text:p>
            </office:annotation>
            <text:p>Language</text:p>
          </table:table-cell>
          <table:table-cell table:style-name="ce11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4" office:value-type="string">
            <text:p>Notes</text:p>
          </table:table-cell>
          <table:table-cell table:style-name="ce8"/>
          <table:table-cell table:style-name="ce13" table:number-columns-repeated="3"/>
          <table:table-cell table:style-name="Default"/>
        </table:table-row>
        <table:table-row table:style-name="ro3">
          <table:table-cell table:style-name="ce5" office:value-type="string" table:number-columns-spanned="5" table:number-rows-spanned="1">
            <text:p>gray cells = incomplete data (to be finished)</text:p>
          </table:table-cell>
          <table:covered-table-cell table:style-name="ce9"/>
          <table:covered-table-cell table:number-columns-repeated="3" table:style-name="ce14"/>
          <table:table-cell table:style-name="Default"/>
        </table:table-row>
      </table:table>
      <table:table table:name="Calls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6" table:number-columns-repeated="1014" table:default-cell-style-name="Default"/>
        <table:table-row table:style-name="ro1">
          <table:table-cell table:style-name="ce17" office:value-type="string" table:number-columns-spanned="1024" table:number-rows-spanned="1">
            <text:p>Description of the HTTP calls (the REST API) – organized to ease the mapping to events on the source server</text:p>
          </table:table-cell>
          <table:covered-table-cell table:number-columns-repeated="9" table:style-name="ce11"/>
          <table:covered-table-cell table:number-columns-repeated="101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Event</text:p>
          </table:table-cell>
          <table:table-cell table:style-name="ce11" office:value-type="string">
            <office:annotation draw:style-name="gr3" draw:text-style-name="P1" svg:width="5.256cm" svg:height="3.576cm" svg:x="12.624cm" svg:y="0.495cm" draw:caption-point-x="-0.61cm" draw:caption-point-y="0.01cm">
              <dc:date>2012-02-07T00:00:00</dc:date>
              <text:p text:style-name="P1">These are the conditions checked by the server receiveng the REST call and that will lead to returning an error response</text:p>
            </office:annotation>
            <text:p>Server error conditions</text:p>
          </table:table-cell>
          <table:table-cell table:style-name="ce11" office:value-type="string">
            <office:annotation draw:style-name="gr4" draw:text-style-name="P1" svg:width="4.51cm" svg:height="3.952cm" svg:x="17.979cm" svg:y="0.495cm" draw:caption-point-x="-0.61cm" draw:caption-point-y="0.01cm">
              <dc:date>2012-02-07T00:00:00</dc:date>
              <text:p text:style-name="P1">These checks are performed by the REST client on the response returned by the server</text:p>
            </office:annotation>
            <text:p>Client error checks</text:p>
          </table:table-cell>
          <table:table-cell table:style-name="ce11" office:value-type="string">
            <office:annotation draw:style-name="gr5" draw:text-style-name="P1" svg:width="7.84cm" svg:height="3.76cm" svg:x="22.867cm" svg:y="0.495cm" draw:caption-point-x="-0.61cm" draw:caption-point-y="0.01cm">
              <dc:date>2012-02-07T00:00:00</dc:date>
              <text:p text:style-name="P1">What type of permission checking is done server-side before executing the requested action</text:p>
            </office:annotation>
            <text:p>Server perms checking</text:p>
          </table:table-cell>
          <table:table-cell table:style-name="ce11" office:value-type="string">
            <text:p>VERB</text:p>
          </table:table-cell>
          <table:table-cell table:style-name="ce11" office:value-type="string">
            <text:p>URL</text:p>
          </table:table-cell>
          <table:table-cell table:style-name="ce11" office:value-type="string">
            <text:p>Req. Payload</text:p>
          </table:table-cell>
          <table:table-cell table:style-name="ce11" office:value-type="string">
            <text:p>Response status</text:p>
          </table:table-cell>
          <table:table-cell table:style-name="ce11" office:value-type="string">
            <text:p>Resp. Payload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2"/>
          <table:table-cell table:style-name="ce40" office:value-type="string">
            <text:p>returned remoteId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Location: 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OS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0">
            <text:p>200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7">
          <table:table-cell table:style-name="ce18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3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 (only on content create);</text:p>
            <text:p>does not tolerate missing attribute in the received structure if it is declared as mandatory (but this check could be improved for some datatypes);</text:p>
            <text:p>See the "Datatype Encoding" page for more datatype-related validation</text:p>
          </table:table-cell>
          <table:table-cell table:style-name="ce32" office:value-type="string">
            <text:p>...</text:p>
          </table:table-cell>
          <table:table-cell table:style-name="ce32"/>
          <table:table-cell table:style-name="ce42" office:value-type="string">
            <text:p>POST</text:p>
            <text:p/>
            <text:p>POST</text:p>
            <text:p>PUT</text:p>
          </table:table-cell>
          <table:table-cell table:style-name="ce45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9" office:value-type="string">
            <text:p>...</text:p>
          </table:table-cell>
          <table:table-cell table:style-name="ce42" office:value-type="string">
            <text:p>201</text:p>
            <text:p>201</text:p>
            <text:p>201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3" office:value-type="string">
            <text:p>checks that language exists for given object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2"/>
          <table:table-cell table:style-name="ce40" office:value-type="string">
            <text:p>returned values (filed, order) are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2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2" office:value-type="string">
            <text:p>missing: check that new main assignment is in fact a node belonging to current object...</text:p>
          </table:table-cell>
          <table:table-cell table:style-name="ce40" office:value-type="string">
            <text:p>returned node id = returned main node id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9">
          <table:table-cell table:style-name="ce18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3" office:value-type="string">
            <text:p>checks that all groups and states in the callexist (by identifier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4">
            <text:p>204</text:p>
          </table:table-cell>
          <table:table-cell table:style-name="ce52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3" office:value-type="string">
            <text:p>checks that section exists (by id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10">
          <table:table-cell table:style-name="ce18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2"/>
          <table:table-cell table:style-name="ce40" office:value-type="string">
            <text:p>...</text:p>
          </table:table-cell>
          <table:table-cell table:style-name="ce32"/>
          <table:table-cell table:style-name="ce42" office:value-type="string">
            <text:p>GET</text:p>
            <text:p>PUT</text:p>
            <text:p>PUT</text:p>
          </table:table-cell>
          <table:table-cell table:style-name="ce45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7" office:value-type="string">
            <text:p>...</text:p>
          </table:table-cell>
          <table:table-cell table:style-name="ce42" office:value-type="string">
            <text:p>200</text:p>
            <text:p>200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6"/>
          <table:table-cell table:style-name="ce34" table:number-columns-repeated="5"/>
          <table:table-cell/>
          <table:table-cell table:style-name="ce34"/>
          <table:table-cell table:number-columns-repeated="1015"/>
        </table:table-row>
        <table:table-row table:style-name="ro4">
          <table:table-cell table:style-name="ce20" office:value-type="string">
            <text:p>Notes</text:p>
          </table:table-cell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6"/>
          <table:table-cell table:style-name="ce3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All services return a 404 error if node/object is not found (by its remote id) – and normally the fetch function does honour the policies of the user account used to implement the rest service)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6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Client always checks for valid http response</text:p>
          </table:table-cell>
          <table:covered-table-cell table:style-name="ce30"/>
          <table:covered-table-cell table:style-name="ce38"/>
          <table:covered-table-cell table:number-columns-repeated="3" table:style-name="ce36"/>
          <table:table-cell table:style-name="ce35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2" office:value-type="string">
            <text:p>Some calls using POST/PUT could benefit off aditional checks on the client if the data returned included a copy of the current value (eg. UPDATEPRIORITY does it, UPDATEOBJECTSTATE does not)</text:p>
          </table:table-cell>
          <table:table-cell table:style-name="ce31"/>
          <table:table-cell table:style-name="ce39" table:number-columns-repeated="4"/>
          <table:table-cell table:style-name="ce46"/>
          <table:table-cell/>
          <table:table-cell table:style-name="ce35"/>
          <table:table-cell table:number-columns-repeated="1015"/>
        </table:table-row>
        <table:table-row table:style-name="ro4" table:number-rows-repeated="78">
          <table:table-cell table:style-name="ce23"/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 encoding" table:style-name="ta1">
        <table:table-column table:style-name="co17" table:default-cell-style-name="ce48"/>
        <table:table-column table:style-name="co18" table:default-cell-style-name="ce61"/>
        <table:table-column table:style-name="co19" table:default-cell-style-name="ce48"/>
        <table:table-column table:style-name="co20" table:default-cell-style-name="ce48"/>
        <table:table-column table:style-name="co6" table:number-columns-repeated="4" table:default-cell-style-name="ce48"/>
        <table:table-row table:style-name="ro11">
          <table:table-cell table:style-name="ce53" office:value-type="string" table:number-columns-spanned="4" table:number-rows-spanned="1">
            <text:p>Format used for attribute value serialization in REST calls</text:p>
          </table:table-cell>
          <table:covered-table-cell table:number-columns-repeated="3" table:style-name="ce55"/>
          <table:table-cell table:style-name="ce72" office:value-type="string" table:number-columns-spanned="3" table:number-rows-spanned="1">
            <text:p>Notes about eZ datatypes internal working</text:p>
          </table:table-cell>
          <table:covered-table-cell table:number-columns-repeated="2" table:style-name="ce74"/>
          <table:table-cell table:style-name="Default"/>
        </table:table-row>
        <table:table-row table:style-name="ro9">
          <table:table-cell table:style-name="ce54" office:value-type="string">
            <text:p>Datatype</text:p>
          </table:table-cell>
          <table:table-cell table:style-name="ce54" office:value-type="string">
            <text:p>Format</text:p>
          </table:table-cell>
          <table:table-cell table:style-name="ce54" office:value-type="string">
            <text:p>Format for</text:p>
            <text:p>empty value</text:p>
            <text:p>(!has_content)</text:p>
          </table:table-cell>
          <table:table-cell table:style-name="ce54" office:value-type="string">
            <text:p>Notes</text:p>
          </table:table-cell>
          <table:table-cell table:style-name="ce73" office:value-type="string">
            <text:p>Class-attribute can have default value?</text:p>
          </table:table-cell>
          <table:table-cell table:style-name="ce73" office:value-type="string">
            <text:p>Stores data externally ?</text:p>
          </table:table-cell>
          <table:table-cell table:style-name="ce73" office:value-type="string">
            <text:p>Class-attribute-validation</text:p>
          </table:table-cell>
          <table:table-cell table:style-name="Default"/>
        </table:table-row>
        <table:table-row table:style-name="ro3">
          <table:table-cell office:value-type="string">
            <text:p>ezauthor</text:p>
          </table:table-cell>
          <table:table-cell table:style-name="ce56" office:value-type="string">
            <text:p>[ { "name":"Administrator User", "email":"<text:a xlink:href="mailto:gg@ez.no">gg@ez.no</text:a>" }, ... ]</text:p>
          </table:table-cell>
          <table:table-cell office:value-type="string">
            <text:p>[ ]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binaryfile</text:p>
          </table:table-cell>
          <table:table-cell table:style-name="ce57" office:value-type="string">
            <text:p>{ "fileSize":43893, "fileName":"after.png", "content":"ix..CC" }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  <table:table-cell/>
        </table:table-row>
        <table:table-row table:style-name="ro3">
          <table:table-cell office:value-type="string">
            <text:p>ezboolean</text:p>
          </table:table-cell>
          <table:table-cell table:style-name="ce56" office:value-type="string">
            <text:p>true | false</text:p>
          </table:table-cell>
          <table:table-cell office:value-type="string">
            <text:p>false</text:p>
          </table:table-cell>
          <table:table-cell office:value-type="string">
            <text:p>this datatype has always content (.has_content is always true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country</text:p>
          </table:table-cell>
          <table:table-cell table:style-name="ce56" office:value-type="string">
            <text:p>[ "NO" ]</text:p>
          </table:table-cell>
          <table:table-cell office:value-type="string">
            <text:p>[ ]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utiple choice allowed</text:p>
          </table:table-cell>
          <table:table-cell/>
        </table:table-row>
        <table:table-row table:style-name="ro5">
          <table:table-cell office:value-type="string">
            <text:p>ezdat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/>
          <table:table-cell office:value-type="string">
            <text:p>n</text:p>
          </table:table-cell>
          <table:table-cell table:number-columns-repeated="2"/>
        </table:table-row>
        <table:table-row table:style-name="ro5">
          <table:table-cell office:value-type="string">
            <text:p>ezdatetime</text:p>
          </table:table-cell>
          <table:table-cell table:style-name="ce58" office:value-type="string">
            <text:p>1328569140</text:p>
          </table:table-cell>
          <table:table-cell table:style-name="ce67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 seconds (validation?)</text:p>
          </table:table-cell>
          <table:table-cell/>
        </table:table-row>
        <table:table-row table:style-name="ro3">
          <table:table-cell office:value-type="string">
            <text:p>ezemail</text:p>
          </table:table-cell>
          <table:table-cell table:style-name="ce58" office:value-type="string">
            <text:p>"<text:a xlink:href="mailto:gg@ez.no">gg@ez.no</text:a>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enum (d)</text:p>
          </table:table-cell>
          <table:table-cell table:style-name="ce59"/>
          <table:table-cell table:style-name="ce47" office:value-type="string">
            <text:p>""</text:p>
          </table:table-cell>
          <table:table-cell office:value-type="string">
            <text:p>this datatype has always content (.has_content is always true)</text:p>
          </table:table-cell>
          <table:table-cell table:number-columns-repeated="4"/>
        </table:table-row>
        <table:table-row table:style-name="ro3">
          <table:table-cell office:value-type="string">
            <text:p>ezfloat</text:p>
          </table:table-cell>
          <table:table-cell table:style-name="ce57" office:value-type="string">
            <text:p>"42.24"</text:p>
          </table:table-cell>
          <table:table-cell office:value-type="string">
            <text:p>null</text:p>
          </table:table-cell>
          <table:table-cell office:value-type="string">
            <text:p>TODO: use a json float representation...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  <table:table-cell/>
        </table:table-row>
        <table:table-row table:style-name="ro5">
          <table:table-cell office:value-type="string">
            <text:p>ezidentifier</text:p>
          </table:table-cell>
          <table:table-cell table:style-name="ce56" office:value-type="string">
            <text:p>"16"</text:p>
          </table:table-cell>
          <table:table-cell table:style-name="ce52" office:value-type="string">
            <text:p>""</text:p>
          </table:table-cell>
          <table:table-cell office:value-type="string">
            <text:p>When a null value is received, an identifier is generated server-side</text:p>
            <text:p>TODO: test for conformance and uniqueness conflict</text:p>
          </table:table-cell>
          <table:table-cell table:number-columns-repeated="2"/>
          <table:table-cell office:value-type="string">
            <text:p>format, uniqueness</text:p>
          </table:table-cell>
          <table:table-cell/>
        </table:table-row>
        <table:table-row table:style-name="ro5">
          <table:table-cell office:value-type="string">
            <text:p>ezimage</text:p>
          </table:table-cell>
          <table:table-cell table:style-name="ce60" office:value-type="string">
            <text:p><text:span text:style-name="T13">{ "fileSize":43893, "fileName":"after.png", "alternativeText":"Alternative</text:span><text:span text:style-name="T14"> </text:span><text:span text:style-name="T15">text", "content":"iV...CC" }</text:span>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  <table:table-cell/>
        </table:table-row>
        <table:table-row table:style-name="ro5">
          <table:table-cell office:value-type="string">
            <text:p>ezinisetting (d)</text:p>
          </table:table-cell>
          <table:table-cell/>
          <table:table-cell table:style-name="ce47" office:value-type="string">
            <text:p>"|0"</text:p>
          </table:table-cell>
          <table:table-cell office:value-type="string">
            <text:p>this datatype has always content (.has_content is always true)</text:p>
            <text:p>... can we do better? Yes, but can not use fromstring("") as it will not reset the value</text:p>
          </table:table-cell>
          <table:table-cell table:number-columns-repeated="4"/>
        </table:table-row>
        <table:table-row table:style-name="ro3">
          <table:table-cell office:value-type="string">
            <text:p>ezinteger</text:p>
          </table:table-cell>
          <table:table-cell table:style-name="ce62" office:value-type="float" office:value="42">
            <text:p>42</text:p>
          </table:table-cell>
          <table:table-cell office:value-type="string">
            <text:p>null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  <table:table-cell/>
        </table:table-row>
        <table:table-row table:style-name="ro3">
          <table:table-cell office:value-type="string">
            <text:p>ezisbn</text:p>
          </table:table-cell>
          <table:table-cell table:style-name="ce63" office:value-type="string">
            <text:p>"978-0-14-026690-0 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"isbn 13 format"</text:p>
          </table:table-cell>
          <table:table-cell/>
        </table:table-row>
        <table:table-row table:style-name="ro3">
          <table:table-cell office:value-type="string">
            <text:p>ezkeyword</text:p>
          </table:table-cell>
          <table:table-cell table:style-name="ce56" office:value-type="string">
            <text:p>[ "a tag", "another" ]</text:p>
          </table:table-cell>
          <table:table-cell office:value-type="string">
            <text:p>[ ]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matrix</text:p>
          </table:table-cell>
          <table:table-cell/>
          <table:table-cell office:value-type="string">
            <text:p>""</text:p>
          </table:table-cell>
          <table:table-cell table:number-columns-repeated="5"/>
        </table:table-row>
        <table:table-row table:style-name="ro3">
          <table:table-cell office:value-type="string">
            <text:p>ezmedia</text:p>
          </table:table-cell>
          <table:table-cell/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media player type" (validation?), max file size</text:p>
          </table:table-cell>
          <table:table-cell/>
        </table:table-row>
        <table:table-row table:style-name="ro3">
          <table:table-cell office:value-type="string">
            <text:p>ezmultioption (d)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multioption2 (w)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5">
          <table:table-cell office:value-type="string">
            <text:p>ezmultiprice (w)</text:p>
          </table:table-cell>
          <table:table-cell table:style-name="ce57" office:value-type="string">
            <text:p>"1|2|EUR|0.00|AUTO"</text:p>
          </table:table-cell>
          <table:table-cell table:style-name="ce68" office:value-type="string">
            <text:p>"1|2|EUR|0.00|AUTO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/>
          <table:table-cell office:value-type="string">
            <text:p>kindof</text:p>
          </table:table-cell>
          <table:table-cell table:number-columns-repeated="2"/>
        </table:table-row>
        <table:table-row table:style-name="ro5">
          <table:table-cell office:value-type="string">
            <text:p>ezobjectrelation</text:p>
          </table:table-cell>
          <table:table-cell table:style-name="ce57" office:value-type="string">
            <text:p>"remoteId:123" or "124"</text:p>
          </table:table-cell>
          <table:table-cell office:value-type="string">
            <text:p>null</text:p>
          </table:table-cell>
          <table:table-cell table:style-name="ce52" office:value-type="string">
            <text:p>Both object id and remoteid supported</text:p>
            <text:p>Does NOT tolerate receiving invalid object ids</text:p>
          </table:table-cell>
          <table:table-cell table:number-columns-repeated="2"/>
          <table:table-cell office:value-type="string">
            <text:p>...</text:p>
          </table:table-cell>
          <table:table-cell/>
        </table:table-row>
        <table:table-row table:style-name="ro5">
          <table:table-cell office:value-type="string">
            <text:p>ezobjectrelationlist</text:p>
          </table:table-cell>
          <table:table-cell table:style-name="ce64" office:value-type="string">
            <text:p>[ "remoteId:123", "remoteId:124", "125" ]</text:p>
          </table:table-cell>
          <table:table-cell office:value-type="string">
            <text:p>[]</text:p>
          </table:table-cell>
          <table:table-cell table:style-name="ce52" office:value-type="string">
            <text:p>Both object id and remoteid supported</text:p>
            <text:p>Does tolerate receiving invalid object ids (silently discarded) unless they are all invalid and all using remoteids</text:p>
          </table:table-cell>
          <table:table-cell table:number-columns-repeated="2"/>
          <table:table-cell office:value-type="string">
            <text:p>...</text:p>
          </table:table-cell>
          <table:table-cell/>
        </table:table-row>
        <table:table-row table:style-name="ro3">
          <table:table-cell office:value-type="string">
            <text:p>ezoption (w)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4"/>
        </table:table-row>
        <table:table-row table:style-name="ro3">
          <table:table-cell office:value-type="string">
            <text:p>ezpackage (d)</text:p>
          </table:table-cell>
          <table:table-cell/>
          <table:table-cell office:value-type="string">
            <text:p>""</text:p>
          </table:table-cell>
          <table:table-cell table:style-name="ce52"/>
          <table:table-cell table:number-columns-repeated="4"/>
        </table:table-row>
        <table:table-row table:style-name="ro5">
          <table:table-cell office:value-type="string">
            <text:p>ezprice (w)</text:p>
          </table:table-cell>
          <table:table-cell/>
          <table:table-cell table:style-name="ce52" office:value-type="string">
            <text:p>"0|1|0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 table:number-columns-repeated="4"/>
        </table:table-row>
        <table:table-row table:style-name="ro3">
          <table:table-cell office:value-type="string">
            <text:p>ezproductcategory (w)</text:p>
          </table:table-cell>
          <table:table-cell/>
          <table:table-cell office:value-type="string">
            <text:p>""</text:p>
          </table:table-cell>
          <table:table-cell table:style-name="ce52"/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rangeoption (w)</text:p>
          </table:table-cell>
          <table:table-cell/>
          <table:table-cell table:style-name="ce47"/>
          <table:table-cell table:style-name="ce52"/>
          <table:table-cell table:number-columns-repeated="4"/>
        </table:table-row>
        <table:table-row table:style-name="ro5">
          <table:table-cell office:value-type="string">
            <text:p>ezselection</text:p>
          </table:table-cell>
          <table:table-cell table:style-name="ce60" office:value-type="string">
            <text:p><text:span text:style-name="T13">[ "etc</text:span><text:span text:style-name="T15">" ]</text:span></text:p>
          </table:table-cell>
          <table:table-cell table:style-name="ce69" office:value-type="string">
            <text:p><text:span text:style-name="T13">["etc</text:span><text:span text:style-name="T15">"]</text:span></text:p>
          </table:table-cell>
          <table:table-cell table:style-name="ce52" office:value-type="string">
            <text:p>this datatype has always content (.has_content is always true)</text:p>
            <text:p>Currently invalid selection names received are silently discarded</text:p>
          </table:table-cell>
          <table:table-cell table:number-columns-repeated="2"/>
          <table:table-cell office:value-type="string">
            <text:p>uniqueness</text:p>
          </table:table-cell>
          <table:table-cell/>
        </table:table-row>
        <table:table-row table:style-name="ro3">
          <table:table-cell office:value-type="string">
            <text:p>ezstring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 table:style-name="ce52"/>
          <table:table-cell office:value-type="string">
            <text:p>y</text:p>
          </table:table-cell>
          <table:table-cell/>
          <table:table-cell office:value-type="string">
            <text:p>max length</text:p>
          </table:table-cell>
          <table:table-cell/>
        </table:table-row>
        <table:table-row table:style-name="ro5">
          <table:table-cell office:value-type="string">
            <text:p>ezsubtreesubscription (d)</text:p>
          </table:table-cell>
          <table:table-cell table:style-name="ce56" office:value-type="string">
            <text:p>"1"</text:p>
          </table:table-cell>
          <table:table-cell office:value-type="string">
            <text:p>"0"</text:p>
          </table:table-cell>
          <table:table-cell table:style-name="ce52" office:value-type="string">
            <text:p>this datatype has always content (.has_content is always true)</text:p>
            <text:p>TODO: can we do better?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text</text:p>
          </table:table-cell>
          <table:table-cell table:style-name="ce56" office:value-type="string">
            <text:p>"text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"preferred rows nr" (validation?)</text:p>
          </table:table-cell>
          <table:table-cell/>
        </table:table-row>
        <table:table-row table:style-name="ro3">
          <table:table-cell office:value-type="string">
            <text:p>eztime</text:p>
          </table:table-cell>
          <table:table-cell table:style-name="ce57" office:value-type="string">
            <text:p>"12:12:0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"use seconds" (validation?)</text:p>
          </table:table-cell>
          <table:table-cell/>
        </table:table-row>
        <table:table-row table:style-name="ro3">
          <table:table-cell office:value-type="string">
            <text:p>ezurl</text:p>
          </table:table-cell>
          <table:table-cell table:style-name="ce60" office:value-type="string">
            <text:p><text:span text:style-name="T13">{ "url":"</text:span><text:span text:style-name="T13"><text:a xlink:href="http://ez.no/">http://ez.no</text:a></text:span><text:span text:style-name="T13">", "text":"A</text:span><text:span text:style-name="T14"> </text:span><text:span text:style-name="T15">nice</text:span><text:span text:style-name="T14"> </text:span><text:span text:style-name="T15">site" }</text:span></text:p>
          </table:table-cell>
          <table:table-cell table:style-name="ce70"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  <table:table-cell/>
        </table:table-row>
        <table:table-row table:style-name="ro8">
          <table:table-cell office:value-type="string">
            <text:p>ezuser</text:p>
          </table:table-cell>
          <table:table-cell table:style-name="ce57" office:value-type="string">
            <text:p>{ "login":"pippo", "email":"<text:a xlink:href="mailto:pippo@ez.no">pippo@ez.no</text:a>", "password_hash":"16e69f17af7dc668f84dedc772b33123", "password_hash_type":"md5_user", "is_enabled":true}</text:p>
          </table:table-cell>
          <table:table-cell table:style-name="ce49"/>
          <table:table-cell office:value-type="string">
            <text:p><text:s/>we transfer both enabled and disabled accounts (source server side) as long as account login != ''</text:p>
            <text:p>.has_content returns true if user obj exists and user is enabled</text:p>
          </table:table-cell>
          <table:table-cell/>
          <table:table-cell office:value-type="string">
            <text:p>y</text:p>
          </table:table-cell>
          <table:table-cell table:number-columns-repeated="2"/>
        </table:table-row>
        <table:table-row table:style-name="ro12">
          <table:table-cell office:value-type="string">
            <text:p>ezxmltext</text:p>
          </table:table-cell>
          <table:table-cell table:style-name="ce65" office:value-type="string">
            <text:p>"<text:span text:style-name="T13">&lt;?xml</text:span><text:span text:style-name="T14"> </text:span><text:span text:style-name="T15">version=\"1.0\"</text:span><text:span text:style-name="T14"> </text:span><text:span text:style-name="T15">encoding=\"utf-8\"?&gt;\n&lt;section</text:span><text:span text:style-name="T14"> </text:span><text:span text:style-name="T15">xmlns:image=\"http:\/\/ez.no\/namespaces\/ezpublish3\/image\/\"</text:span><text:span text:style-name="T14"> </text:span><text:span text:style-name="T15">xmlns:xhtml=\"http:\/\/ez.no\/namespaces\/ezpublish3\/xhtml\/\"</text:span><text:span text:style-name="T14"> </text:span><text:span text:style-name="T15">xmlns:custom=\"http:\/\/ez.no\/namespaces\/ezpublish3\/custom\/\"&gt;&lt;section&gt;&lt;header&gt;XML</text:span><text:span text:style-name="T14"> </text:span><text:span text:style-name="T15">BLOCK&lt;\/header&gt;&lt;paragraph&gt;&lt;strong&gt;random&lt;\/strong&gt;</text:span><text:span text:style-name="T14"> </text:span><text:span text:style-name="T15">&lt;emphasize&gt;junk&lt;\/emphasize&gt;&lt;\/paragraph&gt;&lt;\/section&gt;&lt;\/section&gt;\n"</text:span></text:p>
          </table:table-cell>
          <table:table-cell table:style-name="ce71" office:value-type="string">
            <text:p><text:span text:style-name="T16">"" </text:span><text:span text:style-name="T17">or</text:span><text:span text:style-name="T16"> "</text:span><text:span text:style-name="T18">&lt;?xml</text:span><text:span text:style-name="T19"> </text:span><text:span text:style-name="T20">version=\"1.0\"</text:span><text:span text:style-name="T19"> </text:span><text:span text:style-name="T20">encoding=\"utf-8\"?&gt;\n&lt;section</text:span><text:span text:style-name="T19"> </text:span><text:span text:style-name="T20">xmlns:image=\"http:\/\/ez.no\/namespaces\/ezpublish3\/image\/\"</text:span><text:span text:style-name="T19"> </text:span><text:span text:style-name="T20">xmlns:xhtml=\"http:\/\/ez.no\/namespaces\/ezpublish3\/xhtml\/\"</text:span><text:span text:style-name="T19"> </text:span><text:span text:style-name="T20">xmlns:custom=\"http:\/\/ez.no\/namespaces\/ezpublish3\/custom\/\"\/&gt;\n</text:span><text:span text:style-name="T16">"</text:span></text:p>
          </table:table-cell>
          <table:table-cell office:value-type="string">
            <text:p>.has_content is false when there is no valid xml in the attribute or when the top level xml node has no children;</text:p>
            <text:p>a single, empty paragraph is not considered empty attribute when sent via REST, while it is when edited via ezoe</text:p>
          </table:table-cell>
          <table:table-cell table:number-columns-repeated="2" office:value-type="string">
            <text:p>n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number-columns-repeated="6"/>
        </table:table-row>
        <table:table-row table:style-name="ro3">
          <table:table-cell office:value-type="string">
            <text:p>ezcomcomments</text:p>
          </table:table-cell>
          <table:table-cell/>
          <table:table-cell table:style-name="ce47"/>
          <table:table-cell table:number-columns-repeated="5"/>
        </table:table-row>
        <table:table-row table:style-name="ro3">
          <table:table-cell office:value-type="string">
            <text:p>ezgmaplocation</text:p>
          </table:table-cell>
          <table:table-cell table:style-name="ce57" office:value-type="string">
            <text:p>{ "latitude":"45.185888", "longitude":"9.156563", "address":"pavia" }</text:p>
          </table:table-cell>
          <table:table-cell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page</text:p>
          </table:table-cell>
          <table:table-cell/>
          <table:table-cell table:style-name="ce47"/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default layout" (validation?)</text:p>
          </table:table-cell>
          <table:table-cell/>
        </table:table-row>
        <table:table-row table:style-name="ro5">
          <table:table-cell office:value-type="string">
            <text:p>ezsrrating</text:p>
          </table:table-cell>
          <table:table-cell table:style-name="ce56" office:value-type="string">
            <text:p>{ "can_rate": false|true }</text:p>
          </table:table-cell>
          <table:table-cell office:value-type="string">
            <text:p>{ "can_rate": false|true }</text:p>
          </table:table-cell>
          <table:table-cell office:value-type="string">
            <text:p>Actual ratings are not transferrred</text:p>
            <text:p>.has_content is false when no-one has rated yet, and vicevers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  <table:table-cell/>
        </table:table-row>
        <table:table-row table:style-name="ro3">
          <table:table-cell office:value-type="string">
            <text:p>ezmbpaex</text:p>
          </table:table-cell>
          <table:table-cell table:style-name="ce66" office:value-type="string">
            <text:p>""</text:p>
          </table:table-cell>
          <table:table-cell table:style-name="ce47"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6H49M57S</meta:editing-duration>
    <meta:editing-cycles>73</meta:editing-cycles>
    <meta:generator>LibreOffice/3.5$Windows_x86 LibreOffice_project/7e68ba2-a744ebf-1f241b7-c506db1-7d53735</meta:generator>
    <dc:date>2012-02-07T19:20:02.70</dc:date>
    <meta:document-statistic meta:table-count="3" meta:cell-count="425" meta:object-count="0"/>
    <meta:user-defined meta:name="Info 1"/>
    <meta:user-defined meta:name="Info 2"/>
    <meta:user-defined meta:name="Info 3"/>
    <meta:user-defined meta:name="Info 4"/>
  </office:meta>
</office:document-meta>
</file>